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3c2e5e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3c2e5e" style:font-name="arial" style:font-size-asian="11pt" style:font-size-complex="11pt"/>
    </style:style>
    <style:style style:family="paragraph" style:name="P3" style:parent-style-name="UrbanBody">
      <style:text-properties fo:font-size="10.5pt" style:font-name="Arial" style:font-size-asian="10.5pt" style:font-size-complex="10.5pt"/>
    </style:style>
    <style:style style:family="paragraph" style:name="P4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5" style:parent-style-name="UrbanBody">
      <style:text-properties fo:font-size="10.5pt" officeooo:paragraph-rsid="0029656a" officeooo:rsid="003013e5" style:font-name="Arial" style:font-size-asian="10.5pt" style:font-size-complex="10.5pt"/>
    </style:style>
    <style:style style:family="paragraph" style:name="P6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7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8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9" style:parent-style-name="Standard">
      <style:text-properties fo:font-size="14pt" officeooo:paragraph-rsid="003c2e5e" style:font-name="Arial" style:font-size-asian="14pt" style:font-size-complex="14pt"/>
    </style:style>
    <style:style style:family="paragraph" style:name="P10" style:parent-style-name="Standard">
      <style:paragraph-properties fo:text-align="start" style:justify-single-word="false"/>
      <style:text-properties fo:font-size="10pt" officeooo:paragraph-rsid="003c2e5e" style:font-name="Arial" style:font-size-asian="10pt" style:font-size-complex="10pt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c2e5e" style:font-name="Arial" style:font-size-asian="10pt" style:font-size-complex="10pt"/>
    </style:style>
    <style:style style:family="paragraph" style:name="P12" style:parent-style-name="UrbanTitle">
      <style:text-properties fo:font-size="14pt" officeooo:paragraph-rsid="003af14e" style:font-name="Arial" style:font-size-asian="14pt" style:font-size-complex="14pt" style:text-underline-style="none"/>
    </style:style>
    <style:style style:family="paragraph" style:name="P13" style:parent-style-name="UrbanTitle">
      <style:text-properties fo:font-size="14pt" officeooo:paragraph-rsid="003af14e" officeooo:rsid="0022109e" style:font-name="Arial" style:font-size-asian="14pt" style:font-size-complex="14pt" style:text-underline-style="none"/>
    </style:style>
    <style:style style:family="paragraph" style:name="P14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15" style:parent-style-name="UrbanTitle">
      <style:paragraph-properties fo:text-align="start" style:justify-single-word="false"/>
      <style:text-properties fo:font-size="11pt" fo:font-style="normal" fo:font-weight="bold" officeooo:paragraph-rsid="003c2e5e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6" style:parent-style-name="UrbanBody">
      <style:text-properties fo:font-size="10.5pt" fo:font-weight="bold" officeooo:paragraph-rsid="002b567d" style:font-name="Arial" style:font-size-asian="10.5pt" style:font-size-complex="10.5pt" style:font-weight-asian="bold" style:font-weight-complex="bold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61da0"/>
    </style:style>
    <style:style style:family="text" style:name="T7">
      <style:text-properties officeooo:rsid="0029f397"/>
    </style:style>
    <style:style style:family="text" style:name="T8">
      <style:text-properties officeooo:rsid="002bda3c"/>
    </style:style>
    <style:style style:family="text" style:name="T9">
      <style:text-properties officeooo:rsid="00362119"/>
    </style:style>
    <style:style style:family="text" style:name="T10">
      <style:text-properties fo:background-color="#fff200" fo:color="#ce181e" loext:char-shading-value="0" officeooo:rsid="002cf8be"/>
    </style:style>
    <style:style style:family="text" style:name="T11">
      <style:text-properties officeooo:rsid="002def9c"/>
    </style:style>
    <style:style style:family="text" style:name="T12">
      <style:text-properties officeooo:rsid="003013e5"/>
    </style:style>
    <style:style style:family="text" style:name="T13">
      <style:text-properties officeooo:rsid="002c94e5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0"><office:annotation><dc:creator>Gauthier Bastien</dc:creator><dc:date>2011-01-13T14:56:41</dc:date><text:p text:style-name="P17"><text:span text:style-name="T16">do text</text:span></text:p><text:p text:style-name="P17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1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2">S<text:span text:style-name="T5">PW - </text:span>Département des Permis et Autorisations - Direction de <text:span text:style-name="T10">VILLE</text:span></text:p>
            <text:p text:style-name="P1">ADRESSE</text:p>
            <text:p text:style-name="P15">RECOMMANDÉ</text:p>
          </table:table-cell>
        </table:table-row>
      </table:table>
      <text:p text:style-name="P9"/>
      <text:p text:style-name="P12">Transmis<text:span text:style-name="T6">sion</text:span> <text:span text:style-name="T5">des éléments de l'enquête publique</text:span></text:p>
      <text:p text:style-name="P13">de permis intégré</text:p>
      <text:p text:style-name="P14"/>
      <text:p text:style-name="P7"/>
      <text:p text:style-name="P16"><text:span text:style-name="T4"/></text:p>
      <text:p text:style-name="P6"/>
      <text:p text:style-name="P3"><office:annotation><dc:creator>Gauthier Bastien</dc:creator><dc:date>2011-02-16T16:12:24</dc:date><text:p text:style-name="P17"><text:span text:style-name="T18">do text if self.hasMultipleApplicants()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7"><text:span text:style-name="T17">do text if self.hasSingleApplicant()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P3"><text:span text:style-name="T13">Monsieur le Fonctionnaire Technique</text:span>,</text:p>
      <text:p text:style-name="P3"/>
      <text:p text:style-name="P4">Conformément au <text:span text:style-name="T12">décret du 5 février 2015 relatif aux implantations commerciales et à votre courrier </text:span><text:span text:style-name="T12"><text:text-input text:description="">licence_view.format_date(self.getLastAcknowledgment().getEventDate())</text:text-input></text:span>, nous vous prions de trouver, sous ce pli, <text:span text:style-name="T7">un</text:span> exemplaire <text:span text:style-name="T8">des éléments de l'enquête publique réalisée dans le cadre du projet rep</text:span>ris sous rubrique.</text:p>
      <text:p text:style-name="P5"/>
      <text:p text:style-name="P4">Nous vous en souhaitons bonne réception et nous vous prions d'agréer, <text:span text:style-name="T11">Monsieur le Fonctionnaire Technique</text:span>, nos salutations distinguées.</text:p>
      <text:p text:style-name="P4"/>
      <text:p text:style-name="P4"><office:annotation><dc:creator>Gauthier Bastien</dc:creator><dc:date>2011-01-13T14:56:41</dc:date><text:p text:style-name="P17"><text:span text:style-name="T16">do text</text:span></text:p><text:p text:style-name="P17"><text:span text:style-name="T16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3c2e5e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3c2e5e" style:font-name="arial" style:font-size-asian="11pt" style:font-size-complex="11pt"/>
    </style:style>
    <style:style style:family="paragraph" style:name="P3" style:parent-style-name="UrbanBody">
      <style:text-properties fo:font-size="10.5pt" style:font-name="Arial" style:font-size-asian="10.5pt" style:font-size-complex="10.5pt"/>
    </style:style>
    <style:style style:family="paragraph" style:name="P4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5" style:parent-style-name="UrbanBody">
      <style:text-properties fo:font-size="10.5pt" officeooo:paragraph-rsid="0029656a" officeooo:rsid="003013e5" style:font-name="Arial" style:font-size-asian="10.5pt" style:font-size-complex="10.5pt"/>
    </style:style>
    <style:style style:family="paragraph" style:name="P6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7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8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9" style:parent-style-name="Standard">
      <style:text-properties fo:font-size="14pt" officeooo:paragraph-rsid="003c2e5e" style:font-name="Arial" style:font-size-asian="14pt" style:font-size-complex="14pt"/>
    </style:style>
    <style:style style:family="paragraph" style:name="P10" style:parent-style-name="Standard">
      <style:paragraph-properties fo:text-align="start" style:justify-single-word="false"/>
      <style:text-properties fo:font-size="10pt" officeooo:paragraph-rsid="003c2e5e" style:font-name="Arial" style:font-size-asian="10pt" style:font-size-complex="10pt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c2e5e" style:font-name="Arial" style:font-size-asian="10pt" style:font-size-complex="10pt"/>
    </style:style>
    <style:style style:family="paragraph" style:name="P12" style:parent-style-name="UrbanTitle">
      <style:text-properties fo:font-size="14pt" officeooo:paragraph-rsid="003af14e" style:font-name="Arial" style:font-size-asian="14pt" style:font-size-complex="14pt" style:text-underline-style="none"/>
    </style:style>
    <style:style style:family="paragraph" style:name="P13" style:parent-style-name="UrbanTitle">
      <style:text-properties fo:font-size="14pt" officeooo:paragraph-rsid="003af14e" officeooo:rsid="0022109e" style:font-name="Arial" style:font-size-asian="14pt" style:font-size-complex="14pt" style:text-underline-style="none"/>
    </style:style>
    <style:style style:family="paragraph" style:name="P14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15" style:parent-style-name="UrbanTitle">
      <style:paragraph-properties fo:text-align="start" style:justify-single-word="false"/>
      <style:text-properties fo:font-size="11pt" fo:font-style="normal" fo:font-weight="bold" officeooo:paragraph-rsid="003c2e5e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6" style:parent-style-name="UrbanBody">
      <style:text-properties fo:font-size="10.5pt" fo:font-weight="bold" officeooo:paragraph-rsid="002b567d" style:font-name="Arial" style:font-size-asian="10.5pt" style:font-size-complex="10.5pt" style:font-weight-asian="bold" style:font-weight-complex="bold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61da0"/>
    </style:style>
    <style:style style:family="text" style:name="T7">
      <style:text-properties officeooo:rsid="0029f397"/>
    </style:style>
    <style:style style:family="text" style:name="T8">
      <style:text-properties officeooo:rsid="002bda3c"/>
    </style:style>
    <style:style style:family="text" style:name="T9">
      <style:text-properties officeooo:rsid="00362119"/>
    </style:style>
    <style:style style:family="text" style:name="T10">
      <style:text-properties fo:background-color="#fff200" fo:color="#ce181e" loext:char-shading-value="0" officeooo:rsid="002cf8be"/>
    </style:style>
    <style:style style:family="text" style:name="T11">
      <style:text-properties officeooo:rsid="002def9c"/>
    </style:style>
    <style:style style:family="text" style:name="T12">
      <style:text-properties officeooo:rsid="003013e5"/>
    </style:style>
    <style:style style:family="text" style:name="T13">
      <style:text-properties officeooo:rsid="002c94e5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0"><office:annotation><dc:creator>Gauthier Bastien</dc:creator><dc:date>2011-01-13T14:56:41</dc:date><text:p text:style-name="P17"><text:span text:style-name="T16">do text</text:span></text:p><text:p text:style-name="P17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1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2">S<text:span text:style-name="T5">PW - </text:span>Département des Permis et Autorisations - Direction de <text:span text:style-name="T10">VILLE</text:span></text:p>
            <text:p text:style-name="P1">ADRESSE</text:p>
            <text:p text:style-name="P15">RECOMMANDÉ</text:p>
          </table:table-cell>
        </table:table-row>
      </table:table>
      <text:p text:style-name="P9"/>
      <text:p text:style-name="P12">Transmis<text:span text:style-name="T6">sion</text:span> <text:span text:style-name="T5">des éléments de l'enquête publique</text:span></text:p>
      <text:p text:style-name="P13">de permis intégré</text:p>
      <text:p text:style-name="P14"/>
      <text:p text:style-name="P7"/>
      <text:p text:style-name="P16"><text:span text:style-name="T4"/></text:p>
      <text:p text:style-name="P6"/>
      <text:p text:style-name="P3"><office:annotation><dc:creator>Gauthier Bastien</dc:creator><dc:date>2011-02-16T16:12:24</dc:date><text:p text:style-name="P17"><text:span text:style-name="T18">do text if self.hasMultipleApplicants()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7"><text:span text:style-name="T17">do text if self.hasSingleApplicant()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P3"><text:span text:style-name="T13">Monsieur le Fonctionnaire Technique</text:span>,</text:p>
      <text:p text:style-name="P3"/>
      <text:p text:style-name="P4">Conformément au <text:span text:style-name="T12">décret du 5 février 2015 relatif aux implantations commerciales et à votre courrier </text:span><text:span text:style-name="T12"><text:text-input text:description="">licence_view.format_date(self.getLastAcknowledgment().getEventDate())</text:text-input></text:span>, nous vous prions de trouver, sous ce pli, <text:span text:style-name="T7">un</text:span> exemplaire <text:span text:style-name="T8">des éléments de l'enquête publique réalisée dans le cadre du projet rep</text:span>ris sous rubrique.</text:p>
      <text:p text:style-name="P5"/>
      <text:p text:style-name="P4">Nous vous en souhaitons bonne réception et nous vous prions d'agréer, <text:span text:style-name="T11">Monsieur le Fonctionnaire Technique</text:span>, nos salutations distinguées.</text:p>
      <text:p text:style-name="P4"/>
      <text:p text:style-name="P4"><office:annotation><dc:creator>Gauthier Bastien</dc:creator><dc:date>2011-01-13T14:56:41</dc:date><text:p text:style-name="P17"><text:span text:style-name="T16">do text</text:span></text:p><text:p text:style-name="P17"><text:span text:style-name="T16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3c2e5e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3c2e5e" style:font-name="arial" style:font-size-asian="11pt" style:font-size-complex="11pt"/>
    </style:style>
    <style:style style:family="paragraph" style:name="P3" style:parent-style-name="UrbanBody">
      <style:text-properties fo:font-size="10.5pt" style:font-name="Arial" style:font-size-asian="10.5pt" style:font-size-complex="10.5pt"/>
    </style:style>
    <style:style style:family="paragraph" style:name="P4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5" style:parent-style-name="UrbanBody">
      <style:text-properties fo:font-size="10.5pt" officeooo:paragraph-rsid="0029656a" officeooo:rsid="003013e5" style:font-name="Arial" style:font-size-asian="10.5pt" style:font-size-complex="10.5pt"/>
    </style:style>
    <style:style style:family="paragraph" style:name="P6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7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8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9" style:parent-style-name="Standard">
      <style:text-properties fo:font-size="14pt" officeooo:paragraph-rsid="003c2e5e" style:font-name="Arial" style:font-size-asian="14pt" style:font-size-complex="14pt"/>
    </style:style>
    <style:style style:family="paragraph" style:name="P10" style:parent-style-name="Standard">
      <style:paragraph-properties fo:text-align="start" style:justify-single-word="false"/>
      <style:text-properties fo:font-size="10pt" officeooo:paragraph-rsid="003c2e5e" style:font-name="Arial" style:font-size-asian="10pt" style:font-size-complex="10pt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c2e5e" style:font-name="Arial" style:font-size-asian="10pt" style:font-size-complex="10pt"/>
    </style:style>
    <style:style style:family="paragraph" style:name="P12" style:parent-style-name="UrbanTitle">
      <style:text-properties fo:font-size="14pt" officeooo:paragraph-rsid="003af14e" style:font-name="Arial" style:font-size-asian="14pt" style:font-size-complex="14pt" style:text-underline-style="none"/>
    </style:style>
    <style:style style:family="paragraph" style:name="P13" style:parent-style-name="UrbanTitle">
      <style:text-properties fo:font-size="14pt" officeooo:paragraph-rsid="003af14e" officeooo:rsid="0022109e" style:font-name="Arial" style:font-size-asian="14pt" style:font-size-complex="14pt" style:text-underline-style="none"/>
    </style:style>
    <style:style style:family="paragraph" style:name="P14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15" style:parent-style-name="UrbanTitle">
      <style:paragraph-properties fo:text-align="start" style:justify-single-word="false"/>
      <style:text-properties fo:font-size="11pt" fo:font-style="normal" fo:font-weight="bold" officeooo:paragraph-rsid="003c2e5e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6" style:parent-style-name="UrbanBody">
      <style:text-properties fo:font-size="10.5pt" fo:font-weight="bold" officeooo:paragraph-rsid="002b567d" style:font-name="Arial" style:font-size-asian="10.5pt" style:font-size-complex="10.5pt" style:font-weight-asian="bold" style:font-weight-complex="bold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61da0"/>
    </style:style>
    <style:style style:family="text" style:name="T7">
      <style:text-properties officeooo:rsid="0029f397"/>
    </style:style>
    <style:style style:family="text" style:name="T8">
      <style:text-properties officeooo:rsid="002bda3c"/>
    </style:style>
    <style:style style:family="text" style:name="T9">
      <style:text-properties officeooo:rsid="00362119"/>
    </style:style>
    <style:style style:family="text" style:name="T10">
      <style:text-properties fo:background-color="#fff200" fo:color="#ce181e" loext:char-shading-value="0" officeooo:rsid="002cf8be"/>
    </style:style>
    <style:style style:family="text" style:name="T11">
      <style:text-properties officeooo:rsid="002def9c"/>
    </style:style>
    <style:style style:family="text" style:name="T12">
      <style:text-properties officeooo:rsid="003013e5"/>
    </style:style>
    <style:style style:family="text" style:name="T13">
      <style:text-properties officeooo:rsid="002c94e5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0"><office:annotation><dc:creator>Gauthier Bastien</dc:creator><dc:date>2011-01-13T14:56:41</dc:date><text:p text:style-name="P17"><text:span text:style-name="T16">do text</text:span></text:p><text:p text:style-name="P17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1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2">S<text:span text:style-name="T5">PW - </text:span>Département des Permis et Autorisations - Direction de <text:span text:style-name="T10">VILLE</text:span></text:p>
            <text:p text:style-name="P1">ADRESSE</text:p>
            <text:p text:style-name="P15">RECOMMANDÉ</text:p>
          </table:table-cell>
        </table:table-row>
      </table:table>
      <text:p text:style-name="P9"/>
      <text:p text:style-name="P12">Transmis<text:span text:style-name="T6">sion</text:span> <text:span text:style-name="T5">des éléments de l'enquête publique</text:span></text:p>
      <text:p text:style-name="P13">de permis intégré</text:p>
      <text:p text:style-name="P14"/>
      <text:p text:style-name="P7"/>
      <text:p text:style-name="P16"><text:span text:style-name="T4"/></text:p>
      <text:p text:style-name="P6"/>
      <text:p text:style-name="P3"><office:annotation><dc:creator>Gauthier Bastien</dc:creator><dc:date>2011-02-16T16:12:24</dc:date><text:p text:style-name="P17"><text:span text:style-name="T18">do text if self.hasMultipleApplicants()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7"><text:span text:style-name="T17">do text if self.hasSingleApplicant()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P3"><text:span text:style-name="T13">Monsieur le Fonctionnaire Technique</text:span>,</text:p>
      <text:p text:style-name="P3"/>
      <text:p text:style-name="P4">Conformément au <text:span text:style-name="T12">décret du 5 février 2015 relatif aux implantations commerciales et à votre courrier </text:span><text:span text:style-name="T12"><text:text-input text:description="">licence_view.format_date(self.getLastAcknowledgment().getEventDate())</text:text-input></text:span>, nous vous prions de trouver, sous ce pli, <text:span text:style-name="T7">un</text:span> exemplaire <text:span text:style-name="T8">des éléments de l'enquête publique réalisée dans le cadre du projet rep</text:span>ris sous rubrique.</text:p>
      <text:p text:style-name="P5"/>
      <text:p text:style-name="P4">Nous vous en souhaitons bonne réception et nous vous prions d'agréer, <text:span text:style-name="T11">Monsieur le Fonctionnaire Technique</text:span>, nos salutations distinguées.</text:p>
      <text:p text:style-name="P4"/>
      <text:p text:style-name="P4"><office:annotation><dc:creator>Gauthier Bastien</dc:creator><dc:date>2011-01-13T14:56:41</dc:date><text:p text:style-name="P17"><text:span text:style-name="T16">do text</text:span></text:p><text:p text:style-name="P17"><text:span text:style-name="T16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3c2e5e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3c2e5e" style:font-name="arial" style:font-size-asian="11pt" style:font-size-complex="11pt"/>
    </style:style>
    <style:style style:family="paragraph" style:name="P3" style:parent-style-name="UrbanBody">
      <style:text-properties fo:font-size="10.5pt" style:font-name="Arial" style:font-size-asian="10.5pt" style:font-size-complex="10.5pt"/>
    </style:style>
    <style:style style:family="paragraph" style:name="P4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5" style:parent-style-name="UrbanBody">
      <style:text-properties fo:font-size="10.5pt" officeooo:paragraph-rsid="0029656a" officeooo:rsid="003013e5" style:font-name="Arial" style:font-size-asian="10.5pt" style:font-size-complex="10.5pt"/>
    </style:style>
    <style:style style:family="paragraph" style:name="P6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7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8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9" style:parent-style-name="Standard">
      <style:text-properties fo:font-size="14pt" officeooo:paragraph-rsid="003c2e5e" style:font-name="Arial" style:font-size-asian="14pt" style:font-size-complex="14pt"/>
    </style:style>
    <style:style style:family="paragraph" style:name="P10" style:parent-style-name="Standard">
      <style:paragraph-properties fo:text-align="start" style:justify-single-word="false"/>
      <style:text-properties fo:font-size="10pt" officeooo:paragraph-rsid="003c2e5e" style:font-name="Arial" style:font-size-asian="10pt" style:font-size-complex="10pt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c2e5e" style:font-name="Arial" style:font-size-asian="10pt" style:font-size-complex="10pt"/>
    </style:style>
    <style:style style:family="paragraph" style:name="P12" style:parent-style-name="UrbanTitle">
      <style:text-properties fo:font-size="14pt" officeooo:paragraph-rsid="003af14e" style:font-name="Arial" style:font-size-asian="14pt" style:font-size-complex="14pt" style:text-underline-style="none"/>
    </style:style>
    <style:style style:family="paragraph" style:name="P13" style:parent-style-name="UrbanTitle">
      <style:text-properties fo:font-size="14pt" officeooo:paragraph-rsid="003af14e" officeooo:rsid="0022109e" style:font-name="Arial" style:font-size-asian="14pt" style:font-size-complex="14pt" style:text-underline-style="none"/>
    </style:style>
    <style:style style:family="paragraph" style:name="P14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15" style:parent-style-name="UrbanTitle">
      <style:paragraph-properties fo:text-align="start" style:justify-single-word="false"/>
      <style:text-properties fo:font-size="11pt" fo:font-style="normal" fo:font-weight="bold" officeooo:paragraph-rsid="003c2e5e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6" style:parent-style-name="UrbanBody">
      <style:text-properties fo:font-size="10.5pt" fo:font-weight="bold" officeooo:paragraph-rsid="002b567d" style:font-name="Arial" style:font-size-asian="10.5pt" style:font-size-complex="10.5pt" style:font-weight-asian="bold" style:font-weight-complex="bold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61da0"/>
    </style:style>
    <style:style style:family="text" style:name="T7">
      <style:text-properties officeooo:rsid="0029f397"/>
    </style:style>
    <style:style style:family="text" style:name="T8">
      <style:text-properties officeooo:rsid="002bda3c"/>
    </style:style>
    <style:style style:family="text" style:name="T9">
      <style:text-properties officeooo:rsid="00362119"/>
    </style:style>
    <style:style style:family="text" style:name="T10">
      <style:text-properties fo:background-color="#fff200" fo:color="#ce181e" loext:char-shading-value="0" officeooo:rsid="002cf8be"/>
    </style:style>
    <style:style style:family="text" style:name="T11">
      <style:text-properties officeooo:rsid="002def9c"/>
    </style:style>
    <style:style style:family="text" style:name="T12">
      <style:text-properties officeooo:rsid="003013e5"/>
    </style:style>
    <style:style style:family="text" style:name="T13">
      <style:text-properties officeooo:rsid="002c94e5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0"><office:annotation><dc:creator>Gauthier Bastien</dc:creator><dc:date>2011-01-13T14:56:41</dc:date><text:p text:style-name="P17"><text:span text:style-name="T16">do text</text:span></text:p><text:p text:style-name="P17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1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2">S<text:span text:style-name="T5">PW - </text:span>Département des Permis et Autorisations - Direction de <text:span text:style-name="T10">VILLE</text:span></text:p>
            <text:p text:style-name="P1">ADRESSE</text:p>
            <text:p text:style-name="P15">RECOMMANDÉ</text:p>
          </table:table-cell>
        </table:table-row>
      </table:table>
      <text:p text:style-name="P9"/>
      <text:p text:style-name="P12">Transmis<text:span text:style-name="T6">sion</text:span> <text:span text:style-name="T5">des éléments de l'enquête publique</text:span></text:p>
      <text:p text:style-name="P13">de permis intégré</text:p>
      <text:p text:style-name="P14"/>
      <text:p text:style-name="P7"/>
      <text:p text:style-name="P16"><text:span text:style-name="T4"/></text:p>
      <text:p text:style-name="P6"/>
      <text:p text:style-name="P3"><office:annotation><dc:creator>Gauthier Bastien</dc:creator><dc:date>2011-02-16T16:12:24</dc:date><text:p text:style-name="P17"><text:span text:style-name="T18">do text if self.hasMultipleApplicants()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7"><text:span text:style-name="T17">do text if self.hasSingleApplicant()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P3"><text:span text:style-name="T13">Monsieur le Fonctionnaire Technique</text:span>,</text:p>
      <text:p text:style-name="P3"/>
      <text:p text:style-name="P4">Conformément au <text:span text:style-name="T12">décret du 5 février 2015 relatif aux implantations commerciales et à votre courrier </text:span><text:span text:style-name="T12"><text:text-input text:description="">licence_view.format_date(self.getLastAcknowledgment().getEventDate())</text:text-input></text:span>, nous vous prions de trouver, sous ce pli, <text:span text:style-name="T7">un</text:span> exemplaire <text:span text:style-name="T8">des éléments de l'enquête publique réalisée dans le cadre du projet rep</text:span>ris sous rubrique.</text:p>
      <text:p text:style-name="P5"/>
      <text:p text:style-name="P4">Nous vous en souhaitons bonne réception et nous vous prions d'agréer, <text:span text:style-name="T11">Monsieur le Fonctionnaire Technique</text:span>, nos salutations distinguées.</text:p>
      <text:p text:style-name="P4"/>
      <text:p text:style-name="P4"><office:annotation><dc:creator>Gauthier Bastien</dc:creator><dc:date>2011-01-13T14:56:41</dc:date><text:p text:style-name="P17"><text:span text:style-name="T16">do text</text:span></text:p><text:p text:style-name="P17"><text:span text:style-name="T16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7:22.465635533</dc:date>
    <dc:language>fr-FR</dc:language>
    <meta:editing-cycles>119</meta:editing-cycles>
    <meta:editing-duration>P1DT10H20M31S</meta:editing-duration>
    <meta:document-statistic meta:table-count="1" meta:image-count="0" meta:object-count="0" meta:page-count="1" meta:paragraph-count="15" meta:word-count="128" meta:character-count="963" meta:non-whitespace-character-count="868"/>
    <meta:user-defined meta:name="Info 1"/>
    <meta:user-defined meta:name="Info 2"/>
    <meta:user-defined meta:name="Info 3"/>
    <meta:user-defined meta:name="Info 4"/>
  </office:meta>
</office:document-meta>
</file>